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9a1" officeooo:paragraph-rsid="001889a1"/>
    </style:style>
    <style:style style:name="P2" style:family="paragraph" style:parent-style-name="Standard">
      <style:text-properties officeooo:rsid="0018b471" officeooo:paragraph-rsid="0018b471"/>
    </style:style>
    <style:style style:name="P3" style:family="paragraph" style:parent-style-name="Standard">
      <style:text-properties officeooo:rsid="001afd8a" officeooo:paragraph-rsid="001afd8a"/>
    </style:style>
    <style:style style:name="P4" style:family="paragraph" style:parent-style-name="Standard">
      <style:text-properties officeooo:rsid="001b6b72" officeooo:paragraph-rsid="001b6b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 :</text:p>
      <text:p text:style-name="P1"/>
      <text:p text:style-name="P1">1.</text:p>
      <text:p text:style-name="P1">DELIMITER |</text:p>
      <text:p text:style-name="P1">CREATE TRIGGER modif_reservation AFTER UPDATE ON reservation</text:p>
      <text:p text:style-name="P1">FOR EACH ROW</text:p>
      <text:p text:style-name="P1">BEGIN</text:p>
      <text:p text:style-name="P1"><text:tab/>SIGNAL SQLSTATE '40000' SET MESSAGE_TEXT = 'Un problème est survenu. Il est interdit de modifier une réservation';</text:p>
      <text:p text:style-name="P1">END |</text:p>
      <text:p text:style-name="P1"/>
      <text:p text:style-name="P2">2.</text:p>
      <text:p text:style-name="P2">DELIMITER |</text:p>
      <text:p text:style-name="P2">CREATE TRIGGER insert_reservation</text:p>
      <text:p text:style-name="P2">BEFORE INSERT ON reservation</text:p>
      <text:p text:style-name="P2">FOR EACH ROW</text:p>
      <text:p text:style-name="P2">BEGIN</text:p>
      <text:p text:style-name="P2"><text:s text:c="4"/>DECLARE nb_reservations INT;</text:p>
      <text:p text:style-name="P2"/>
      <text:p text:style-name="P2"><text:s text:c="4"/>SELECT COUNT(*) INTO nb_reservations</text:p>
      <text:p text:style-name="P2"><text:s text:c="4"/>FROM reservation</text:p>
      <text:p text:style-name="P2"><text:s text:c="4"/>JOIN chambre ON reservation.res_cha_id = chambre.cha_id</text:p>
      <text:p text:style-name="P2"><text:s text:c="4"/>JOIN hotel ON chambre.cha_hot_id = hotel.hot_id</text:p>
      <text:p text:style-name="P2"><text:s text:c="4"/>WHERE hotel.hot_id = NEW.res_cha_id;</text:p>
      <text:p text:style-name="P2"/>
      <text:p text:style-name="P2"><text:s text:c="4"/>IF nb_reservations &gt;= 10 THEN</text:p>
      <text:p text:style-name="P2"><text:s text:c="8"/>SIGNAL SQLSTATE '45000' </text:p>
      <text:p text:style-name="P2"><text:s text:c="8"/>SET MESSAGE_TEXT = 'Impossible de réserver. L''hôtel a déjà 10 réservations.';</text:p>
      <text:p text:style-name="P2"><text:s text:c="4"/>END IF;</text:p>
      <text:p text:style-name="P2">END;|</text:p>
      <text:p text:style-name="P2"/>
      <text:p text:style-name="P3">3.</text:p>
      <text:p text:style-name="P3">DELIMITER |</text:p>
      <text:p text:style-name="P3">CREATE TRIGGER insert_reservation2</text:p>
      <text:p text:style-name="P3">BEFORE INSERT ON reservation</text:p>
      <text:p text:style-name="P3">FOR EACH ROW</text:p>
      <text:p text:style-name="P3">BEGIN</text:p>
      <text:p text:style-name="P3"><text:s text:c="4"/>DECLARE nb_reservations INT;</text:p>
      <text:p text:style-name="P3"/>
      <text:p text:style-name="P3"><text:s text:c="4"/>SELECT COUNT(*) INTO nb_reservations</text:p>
      <text:p text:style-name="P3"><text:s text:c="4"/>FROM reservation</text:p>
      <text:p text:style-name="P3"><text:s text:c="4"/>WHERE client.cli_id = NEW.res_cli_id;</text:p>
      <text:p text:style-name="P3"/>
      <text:p text:style-name="P3"><text:s text:c="4"/>IF nb_reservations &gt;= 3 THEN</text:p>
      <text:p text:style-name="P3"><text:s text:c="8"/>SIGNAL SQLSTATE '45000' </text:p>
      <text:p text:style-name="P3"><text:s text:c="8"/>SET MESSAGE_TEXT = 'Impossible de réserver. Le client a déjà 3 réservations.';</text:p>
      <text:p text:style-name="P3"><text:s text:c="4"/>END IF;</text:p>
      <text:p text:style-name="P3">END;|</text:p>
      <text:p text:style-name="P3"/>
      <text:p text:style-name="P3">4.</text:p>
      <text:p text:style-name="P3">DELIMITER |</text:p>
      <text:p text:style-name="P3">CREATE TRIGGER insert_chambre</text:p>
      <text:p text:style-name="P3"><text:soft-page-break/>BEFORE INSERT ON chambre</text:p>
      <text:p text:style-name="P3">FOR EACH ROW</text:p>
      <text:p text:style-name="P3">BEGIN</text:p>
      <text:p text:style-name="P3"><text:s text:c="4"/>DECLARE total_capacite INT;</text:p>
      <text:p text:style-name="P3"><text:s text:c="4"/>SELECT SUM(chambre.cha_capacite) INTO total_capacite FROM chambre WHERE cha_hot_id = NEW.cha_hot_id;</text:p>
      <text:p text:style-name="P3"><text:s text:c="4"/>IF (total_capacite + NEW.cha_capacite) &gt;= 50 THEN</text:p>
      <text:p text:style-name="P3"><text:s text:c="8"/>SIGNAL SQLSTATE '45000' </text:p>
      <text:p text:style-name="P3"><text:s text:c="8"/>SET MESSAGE_TEXT = "Impossible d'ajouter une chambre. La capacité max de l'hotel est atteinte";</text:p>
      <text:p text:style-name="P3"><text:s text:c="4"/>END IF;</text:p>
      <text:p text:style-name="P3">END;|</text:p>
      <text:p text:style-name="P3"/>
      <text:p text:style-name="P4"/>
      <text:p text:style-name="P4"/>
      <text:p text:style-name="P4">CAS PRATIQUE</text:p>
      <text:p text:style-name="P4"/>
      <text:p text:style-name="P4">CREATE TRIGGER maj_total AFTER INSERT ON lignedecommande</text:p>
      <text:p text:style-name="P4"><text:s text:c="4"/>FOR EACH ROW</text:p>
      <text:p text:style-name="P4"><text:s text:c="4"/>BEGIN</text:p>
      <text:p text:style-name="P4"><text:s text:c="8"/>DECLARE id_c INT;</text:p>
      <text:p text:style-name="P4"><text:s text:c="8"/>DECLARE tot DOUBLE;</text:p>
      <text:p text:style-name="P4"><text:s text:c="8"/>SET id_c = NEW.id_commande;</text:p>
      <text:p text:style-name="P4"><text:s text:c="8"/>SET tot = (SELECT sum(prix*quantite) FROM lignedecommande WHERE id_commande=id_c);</text:p>
      <text:p text:style-name="P4"><text:s text:c="8"/>SET tot = tot - (SELECT remise FROM commande WHERE id=id_c);</text:p>
      <text:p text:style-name="P4"><text:s text:c="8"/>UPDATE commande SET total=tot WHERE id=id_c;</text:p>
      <text:p text:style-name="P4"><text:s text:c="4"/>END;</text:p>
      <text:p text:style-name="P4"><text:s text:c="4"/></text:p>
      <text:p text:style-name="P4">CREATE TRIGGER maj_total_update AFTER UPDATE ON lignedecommande</text:p>
      <text:p text:style-name="P4"><text:s text:c="4"/>FOR EACH ROW</text:p>
      <text:p text:style-name="P4"><text:s text:c="4"/>BEGIN</text:p>
      <text:p text:style-name="P4"><text:s text:c="8"/>DECLARE id_c INT;</text:p>
      <text:p text:style-name="P4"><text:s text:c="8"/>DECLARE tot DOUBLE;</text:p>
      <text:p text:style-name="P4"><text:s text:c="8"/>SET id_c = NEW.id_commande; </text:p>
      <text:p text:style-name="P4"><text:s text:c="8"/>SET tot = (SELECT sum(prix*quantite) FROM lignedecommande WHERE id_commande=id_c); </text:p>
      <text:p text:style-name="P4"><text:s text:c="8"/>SET tot = tot - (SELECT remise FROM commande WHERE id=id_c); </text:p>
      <text:p text:style-name="P4"><text:s text:c="8"/>UPDATE commande SET total=tot WHERE id=id_c;</text:p>
      <text:p text:style-name="P4"><text:s text:c="4"/>END;</text:p>
      <text:p text:style-name="P4"/>
      <text:p text:style-name="P4">CREATE TRIGGER maj_total_delete AFTER DELETE ON lignedecommande</text:p>
      <text:p text:style-name="P4"><text:s text:c="4"/>FOR EACH ROW</text:p>
      <text:p text:style-name="P4"><text:s text:c="4"/>BEGIN</text:p>
      <text:p text:style-name="P4"><text:s text:c="8"/>DECLARE id_c INT;</text:p>
      <text:p text:style-name="P4"><text:s text:c="8"/>DECLARE tot DOUBLE;</text:p>
      <text:p text:style-name="P4"><text:s text:c="8"/>SET id_c = OLD.id_commande; </text:p>
      <text:p text:style-name="P4"><text:s text:c="8"/>SET tot = (SELECT sum(prix*quantite) FROM lignedecommande WHERE id_commande=id_c);</text:p>
      <text:p text:style-name="P4"><text:s text:c="8"/>SET tot = tot - (SELECT remise FROM commande WHERE id=id_c);</text:p>
      <text:p text:style-name="P4"><text:s text:c="8"/>UPDATE commande SET total=tot WHERE id=id_c;</text:p>
      <text:p text:style-name="P4"><text:s text:c="4"/>END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1:18:11.486409370</meta:creation-date>
    <dc:date>2023-03-01T15:43:31.103319102</dc:date>
    <meta:editing-duration>PT1H24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85" meta:word-count="346" meta:character-count="2725" meta:non-whitespace-character-count="2151"/>
  </office:meta>
</office:document-meta>
</file>